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ant Iteraciones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TestTime1</text:p>
          </table:table-cell>
          <table:table-cell office:value-type="float" office:value="143787393549" calcext:value-type="float">
            <text:p>1437873935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ortion_expanded</text:p>
          </table:table-cell>
          <table:table-cell office:value-type="string" calcext:value-type="string">
            <text:p>PageRank</text:p>
          </table:table-cell>
          <table:table-cell office:value-type="float" office:value="1437873935" calcext:value-type="float">
            <text:p>1437873935</text:p>
          </table:table-cell>
        </table:table-row>
        <table:table-row table:style-name="ro1">
          <table:table-cell office:value-type="string" calcext:value-type="string">
            <text:p>TestTime1</text:p>
          </table:table-cell>
          <table:table-cell office:value-type="float" office:value="7688588620" calcext:value-type="float">
            <text:p>76885886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ortion_expanded</text:p>
          </table:table-cell>
          <table:table-cell office:value-type="string" calcext:value-type="string">
            <text:p>HITS</text:p>
          </table:table-cell>
          <table:table-cell office:value-type="float" office:value="76885886" calcext:value-type="float">
            <text:p>76885886</text:p>
          </table:table-cell>
        </table:table-row>
        <table:table-row table:style-name="ro1">
          <table:table-cell office:value-type="string" calcext:value-type="string">
            <text:p>TestTime2</text:p>
          </table:table-cell>
          <table:table-cell office:value-type="float" office:value="30997559108" calcext:value-type="float">
            <text:p>309975591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p_complexity_extended</text:p>
          </table:table-cell>
          <table:table-cell office:value-type="string" calcext:value-type="string">
            <text:p>PageRank</text:p>
          </table:table-cell>
          <table:table-cell office:value-type="float" office:value="309975581" calcext:value-type="float">
            <text:p>309975581</text:p>
          </table:table-cell>
        </table:table-row>
        <table:table-row table:style-name="ro1">
          <table:table-cell office:value-type="string" calcext:value-type="string">
            <text:p>TestTime2</text:p>
          </table:table-cell>
          <table:table-cell office:value-type="float" office:value="2523239023" calcext:value-type="float">
            <text:p>25232390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p_complexity_extended</text:p>
          </table:table-cell>
          <table:table-cell office:value-type="string" calcext:value-type="string">
            <text:p>HITS</text:p>
          </table:table-cell>
          <table:table-cell office:value-type="float" office:value="25232390" calcext:value-type="float">
            <text:p>25232390</text:p>
          </table:table-cell>
        </table:table-row>
        <table:table-row table:style-name="ro1">
          <table:table-cell office:value-type="string" calcext:value-type="string">
            <text:p>TestTime3</text:p>
          </table:table-cell>
          <table:table-cell office:value-type="float" office:value="52469492516" calcext:value-type="float">
            <text:p>524694925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p_geometry_extended</text:p>
          </table:table-cell>
          <table:table-cell office:value-type="string" calcext:value-type="string">
            <text:p>PageRank</text:p>
          </table:table-cell>
          <table:table-cell office:value-type="float" office:value="524694925" calcext:value-type="float">
            <text:p>524694925</text:p>
          </table:table-cell>
        </table:table-row>
        <table:table-row table:style-name="ro1">
          <table:table-cell office:value-type="string" calcext:value-type="string">
            <text:p>TestTime3</text:p>
          </table:table-cell>
          <table:table-cell office:value-type="float" office:value="3881260636" calcext:value-type="float">
            <text:p>38812606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p_geometry_extended</text:p>
          </table:table-cell>
          <table:table-cell office:value-type="string" calcext:value-type="string">
            <text:p>HITS</text:p>
          </table:table-cell>
          <table:table-cell office:value-type="float" office:value="38812606" calcext:value-type="float">
            <text:p>38812606</text:p>
          </table:table-cell>
        </table:table-row>
        <table:table-row table:style-name="ro1">
          <table:table-cell office:value-type="string" calcext:value-type="string">
            <text:p>TestTime4</text:p>
          </table:table-cell>
          <table:table-cell office:value-type="float" office:value="110575558403" calcext:value-type="float">
            <text:p>110575558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th_penalty_extended</text:p>
          </table:table-cell>
          <table:table-cell office:value-type="string" calcext:value-type="string">
            <text:p>PageRank</text:p>
          </table:table-cell>
          <table:table-cell office:value-type="float" office:value="1105755584" calcext:value-type="float">
            <text:p>1105755584</text:p>
          </table:table-cell>
        </table:table-row>
        <table:table-row table:style-name="ro1">
          <table:table-cell office:value-type="string" calcext:value-type="string">
            <text:p>TestTime4</text:p>
          </table:table-cell>
          <table:table-cell office:value-type="float" office:value="6517303857" calcext:value-type="float">
            <text:p>6517303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th_penalty_extended</text:p>
          </table:table-cell>
          <table:table-cell office:value-type="string" calcext:value-type="string">
            <text:p>HITS</text:p>
          </table:table-cell>
          <table:table-cell office:value-type="float" office:value="65173039" calcext:value-type="float">
            <text:p>65173039</text:p>
          </table:table-cell>
        </table:table-row>
        <table:table-row table:style-name="ro1">
          <table:table-cell office:value-type="string" calcext:value-type="string">
            <text:p>TestTime5</text:p>
          </table:table-cell>
          <table:table-cell office:value-type="float" office:value="225304272505" calcext:value-type="float">
            <text:p>2253042725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netic_extended</text:p>
          </table:table-cell>
          <table:table-cell office:value-type="string" calcext:value-type="string">
            <text:p>PageRank</text:p>
          </table:table-cell>
          <table:table-cell office:value-type="float" office:value="2253042725" calcext:value-type="float">
            <text:p>2253042725</text:p>
          </table:table-cell>
        </table:table-row>
        <table:table-row table:style-name="ro1">
          <table:table-cell office:value-type="string" calcext:value-type="string">
            <text:p>TestTime5</text:p>
          </table:table-cell>
          <table:table-cell office:value-type="float" office:value="13159299536" calcext:value-type="float">
            <text:p>13159299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netic_extended</text:p>
          </table:table-cell>
          <table:table-cell office:value-type="string" calcext:value-type="string">
            <text:p>HITS</text:p>
          </table:table-cell>
          <table:table-cell office:value-type="float" office:value="131592995" calcext:value-type="float">
            <text:p>131592995</text:p>
          </table:table-cell>
        </table:table-row>
        <table:table-row table:style-name="ro1">
          <table:table-cell office:value-type="string" calcext:value-type="string">
            <text:p>TestTime6</text:p>
          </table:table-cell>
          <table:table-cell office:value-type="float" office:value="141353334825" calcext:value-type="float">
            <text:p>1413533348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n_control_extended</text:p>
          </table:table-cell>
          <table:table-cell office:value-type="string" calcext:value-type="string">
            <text:p>PageRank</text:p>
          </table:table-cell>
          <table:table-cell office:value-type="float" office:value="1413533348" calcext:value-type="float">
            <text:p>1413533348</text:p>
          </table:table-cell>
        </table:table-row>
        <table:table-row table:style-name="ro1">
          <table:table-cell office:value-type="string" calcext:value-type="string">
            <text:p>TestTime6</text:p>
          </table:table-cell>
          <table:table-cell office:value-type="float" office:value="9915491895" calcext:value-type="float">
            <text:p>99154918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n_control_extended</text:p>
          </table:table-cell>
          <table:table-cell office:value-type="string" calcext:value-type="string">
            <text:p>HITS</text:p>
          </table:table-cell>
          <table:table-cell office:value-type="float" office:value="99154919" calcext:value-type="float">
            <text:p>99154919</text:p>
          </table:table-cell>
        </table:table-row>
        <table:table-row table:style-name="ro1">
          <table:table-cell office:value-type="string" calcext:value-type="string">
            <text:p>TestTime7</text:p>
          </table:table-cell>
          <table:table-cell office:value-type="float" office:value="944486835129" calcext:value-type="float">
            <text:p>9444868351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vies_extended</text:p>
          </table:table-cell>
          <table:table-cell office:value-type="string" calcext:value-type="string">
            <text:p>PageRank</text:p>
          </table:table-cell>
          <table:table-cell office:value-type="float" office:value="9444868351" calcext:value-type="float">
            <text:p>9444868351</text:p>
          </table:table-cell>
        </table:table-row>
        <table:table-row table:style-name="ro1">
          <table:table-cell office:value-type="string" calcext:value-type="string">
            <text:p>TestTime7</text:p>
          </table:table-cell>
          <table:table-cell office:value-type="float" office:value="23283114016" calcext:value-type="float">
            <text:p>23283114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vies_extended</text:p>
          </table:table-cell>
          <table:table-cell office:value-type="string" calcext:value-type="string">
            <text:p>HITS</text:p>
          </table:table-cell>
          <table:table-cell office:value-type="float" office:value="232831140" calcext:value-type="float">
            <text:p>232831140</text:p>
          </table:table-cell>
        </table:table-row>
        <table:table-row table:style-name="ro1">
          <table:table-cell office:value-type="string" calcext:value-type="string">
            <text:p>TestTime8</text:p>
          </table:table-cell>
          <table:table-cell office:value-type="float" office:value="395741555680" calcext:value-type="float">
            <text:p>3957415556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_censorship_extended</text:p>
          </table:table-cell>
          <table:table-cell office:value-type="string" calcext:value-type="string">
            <text:p>PageRank</text:p>
          </table:table-cell>
          <table:table-cell office:value-type="float" office:value="3957415557" calcext:value-type="float">
            <text:p>3957415557</text:p>
          </table:table-cell>
        </table:table-row>
        <table:table-row table:style-name="ro1">
          <table:table-cell office:value-type="string" calcext:value-type="string">
            <text:p>TestTime8</text:p>
          </table:table-cell>
          <table:table-cell office:value-type="float" office:value="13141428782" calcext:value-type="float">
            <text:p>131414287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_censorship_extended</text:p>
          </table:table-cell>
          <table:table-cell office:value-type="string" calcext:value-type="string">
            <text:p>HITS</text:p>
          </table:table-cell>
          <table:table-cell office:value-type="float" office:value="131414288" calcext:value-type="float">
            <text:p>131414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5:15:36.637853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1:54:26.288009888</meta:creation-date>
    <dc:date>2014-10-07T15:46:12.427785845</dc:date>
    <meta:editing-duration>PT14M18S</meta:editing-duration>
    <meta:editing-cycles>2</meta:editing-cycles>
    <meta:generator>LibreOffice/4.2.4.2$Linux_X86_64 LibreOffice_project/420m0$Build-2</meta:generator>
    <meta:document-statistic meta:table-count="1" meta:cell-count="102" meta:object-count="0"/>
  </office:meta>
</office:document-meta>
</file>